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1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4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5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6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 fo:margin-left="0in"/>
      <style:text-properties fo:color="#808080" style:font-name="Georgia"/>
    </style:style>
    <style:style style:name="ce7" style:family="table-cell" style:parent-style-name="Default">
      <style:table-cell-properties fo:background-color="#ff33ff"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1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2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3" style:family="table-cell" style:parent-style-name="Default" style:data-style-name="N0">
      <style:table-cell-properties fo:background-color="#ff00ff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4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number-columns-repeated="1022" table:default-cell-style-name="ce10"/>
        <table:table-column table:style-name="co3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9" office:value-type="string">
            <text:p>(ALANA)</text:p>
          </table:table-cell>
          <table:table-cell table:style-name="ce9" office:value-type="string">
            <text:p>(JEFF)</text:p>
          </table:table-cell>
          <table:table-cell table:style-name="ce9" office:value-type="string">
            <text:p>(KURT)</text:p>
          </table:table-cell>
          <table:table-cell table:style-name="ce9" office:value-type="string">
            <text:p>(MATT)</text:p>
          </table:table-cell>
          <table:table-cell table:style-name="ce9" office:value-type="string">
            <text:p>(LUCIAN)</text:p>
            <text:p>(DAVID)</text:p>
            <text:p>(MAYA)</text:p>
          </table:table-cell>
          <table:table-cell table:style-name="ce9" office:value-type="string">
            <text:p>(DANIELLE)</text:p>
          </table:table-cell>
          <table:table-cell table:style-name="ce9" office:value-type="string">
            <text:p>Old Ideas</text:p>
          </table:table-cell>
          <table:table-cell table:style-name="Default" table:number-columns-repeated="1015"/>
          <table:table-cell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MediumPriority</text:span></text:p>
            <text:p><text:span text:style-name="T5">Yellow = Low Priority</text:span></text:p>
            <text:p><text:span text:style-name="T5">Green = Complete</text:span></text:p>
            <text:p><text:span text:style-name="T5">Pink = School Edition</text:span></text:p>
          </table:table-cell>
          <table:table-cell table:style-name="ce7" office:value-type="string">
            <text:p>Work with Jeff on Fungus Unity tutorials.</text:p>
          </table:table-cell>
          <table:table-cell table:style-name="ce11" office:value-type="string">
            <text:p>Add Extinct option to card defs. <text:s/>Add Scimitar Oryx and Gemsbok to info page.</text:p>
          </table:table-cell>
          <table:table-cell table:style-name="ce11" office:value-type="string">
            <text:p>Slide effect for antelope cards across info page.</text:p>
          </table:table-cell>
          <table:table-cell table:style-name="ce11" office:value-type="string">
            <text:p>Medal for completed levels.</text:p>
          </table:table-cell>
          <table:table-cell table:style-name="ce11" office:value-type="string">
            <text:p>David voice missing animal names.</text:p>
          </table:table-cell>
          <table:table-cell table:style-name="ce11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4" office:value-type="string">
            <text:p>Have a setting to watch tutorial again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3"/>
          <table:table-cell table:style-name="Default"/>
          <table:table-cell table:style-name="ce11" office:value-type="string">
            <text:p>Start screen window popup for continue or restart. <text:s/>Menu manager new menu type.</text:p>
          </table:table-cell>
          <table:table-cell table:style-name="ce11" office:value-type="string">
            <text:p>Option per level to disable the antelope randomization to not take male, female, and conservation status into account for standard levels. <text:s/>May still use for expert levels?</text:p>
          </table:table-cell>
          <table:table-cell table:style-name="ce11" office:value-type="string">
            <text:p>Western Africa times of day.</text:p>
          </table:table-cell>
          <table:table-cell table:style-name="ce11" office:value-type="string">
            <text:p>New antelope grunts and run off screen sound for small and medium antelopes. <text:s/>The sound Lucian made so far is good for large antelopes.</text:p>
          </table:table-cell>
          <table:table-cell table:style-name="ce11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4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4"/>
          <table:table-cell table:style-name="Default"/>
          <table:table-cell table:style-name="ce11" office:value-type="string">
            <text:p>Add "You Win".</text:p>
          </table:table-cell>
          <table:table-cell table:style-name="ce11" office:value-type="string">
            <text:p>New score system that Karen emailed. <text:s/>Score x points in y number of rounds to unlock lions. <text:s/>Combo for 3(and up) matches in a row. <text:s/>Multiplier. <text:s/>No longer show misses and tries.</text:p>
          </table:table-cell>
          <table:table-cell table:style-name="ce11" office:value-type="string">
            <text:p>Special effect for player getting 3 or more matches.</text:p>
          </table:table-cell>
          <table:table-cell table:style-name="ce11" office:value-type="string">
            <text:p>2x small medium and large antelope idle sound(unique sounds for some antelopes).</text:p>
          </table:table-cell>
          <table:table-cell table:style-name="ce11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14" office:value-type="string">
            <text:p>Tutorial: Auto plays for the first time game starts(After clicking past the splashscreen). Setup tutorial according to tutorial script.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5"/>
          <table:table-cell table:style-name="Default"/>
          <table:table-cell table:style-name="ce4" office:value-type="string">
            <text:p>Antelope appears for a split second bug: <text:s/>If the player first enters the game, any antelopes in the game will then have this bug when later visiting that antelopes infopage.</text:p>
          </table:table-cell>
          <table:table-cell table:style-name="ce11" office:value-type="string">
            <text:p><text:s/>Baby level not required for each region. First level is baby difficulty in Eastern Africa(Morning).</text:p>
          </table:table-cell>
          <table:table-cell table:style-name="ce4" office:value-type="string">
            <text:p>Polish directions layout.</text:p>
          </table:table-cell>
          <table:table-cell table:style-name="ce11" office:value-type="string">
            <text:p>Extra grass texture for different times of day.</text:p>
          </table:table-cell>
          <table:table-cell table:style-name="ce11" office:value-type="string">
            <text:p>Include an area for users to type in their email.</text:p>
          </table:table-cell>
          <table:table-cell table:style-name="ce14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Default"/>
          <table:table-cell table:style-name="ce7" office:value-type="string">
            <text:p>Implement Metric system option in settings menu by switching "InfoScale_Feet" and "InfoScale_Meters" textures in the info pages.</text:p>
          </table:table-cell>
          <table:table-cell table:style-name="ce11" office:value-type="string">
            <text:p>Level region unlocking one at a time. <text:s/>Locked regions are grey. <text:s/>For locked textures, there are textures in \Assets\Resources\UI\Menu\ with this naming convention:"_Locked.tga"</text:p>
          </table:table-cell>
          <table:table-cell table:style-name="ce4" office:value-type="string">
            <text:p>Southern level extra grass texture for different times of day.</text:p>
          </table:table-cell>
          <table:table-cell table:style-name="ce11" office:value-type="string">
            <text:p>2x small medium and large antelope is dissapointed or upset sound(unique sounds for some antelopes).</text:p>
          </table:table-cell>
          <table:table-cell table:style-name="ce11" office:value-type="string">
            <text:p>Include an area for users to post a bug about "Splash / Startup" in addition to Gameplay, Information, Settings, and Region.</text:p>
          </table:table-cell>
          <table:table-cell table:style-name="ce14" office:value-type="string">
            <text:p>Squish all info scale related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Default"/>
          <table:table-cell table:style-name="ce7" office:value-type="string">
            <text:p>Mute hyena by default</text:p>
          </table:table-cell>
          <table:table-cell table:style-name="ce11" office:value-type="string">
            <text:p>Make it so completed regions and levels are not selectable. For completed regions, swap in a new map texture, "T_Africa_MapRegions_Complete.tga" in the map folder.</text:p>
          </table:table-cell>
          <table:table-cell table:style-name="ce4" office:value-type="string">
            <text:p>Mount Kilimanjaro contrast changes requested from meeting.</text:p>
          </table:table-cell>
          <table:table-cell table:style-name="ce11" office:value-type="string">
            <text:p>Lioness idle growl sound.</text:p>
          </table:table-cell>
          <table:table-cell table:style-name="ce11" office:value-type="string">
            <text:p>Add a "Submit Bug" button for users to press to send their bug in.</text:p>
          </table:table-cell>
          <table:table-cell table:style-name="ce14" office:value-type="string">
            <text:p>Make specific assets for backgrounds to have each area stand out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2"/>
          <table:table-cell table:style-name="ce7" office:value-type="string">
            <text:p>Implement info pages for lion, lioness and hyena.(Matt needs to make hyena and lion first)</text:p>
          </table:table-cell>
          <table:table-cell table:style-name="ce11" office:value-type="string">
            <text:p>After completing region, mate match enabled("level 5").</text:p>
          </table:table-cell>
          <table:table-cell table:style-name="ce4" office:value-type="string">
            <text:p>Optimize assets more.</text:p>
          </table:table-cell>
          <table:table-cell table:style-name="ce11" office:value-type="string">
            <text:p>Lioness provoked roar sound.</text:p>
          </table:table-cell>
          <table:table-cell table:style-name="ce11" office:value-type="string">
            <text:p>Submited bugs will need to be sorted and modified before adding to a database.</text:p>
          </table:table-cell>
          <table:table-cell table:style-name="ce14" office:value-type="string">
            <text:p>Have Masaai splash animate lips talking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2"/>
          <table:table-cell table:style-name="ce7" office:value-type="string">
            <text:p>Tutorial Fungus Masaai guy talking.</text:p>
          </table:table-cell>
          <table:table-cell table:style-name="ce11" office:value-type="string">
            <text:p>Setting for sound in a new sub menu. <text:s/>Directions is listed first, then sound, then credits. </text:p>
          </table:table-cell>
          <table:table-cell table:style-name="ce7" office:value-type="string">
            <text:p>Create a hyena for info page. <text:s/></text:p>
          </table:table-cell>
          <table:table-cell table:style-name="ce11" office:value-type="string">
            <text:p>Lucian review current sounds and come up with plan for any changes or additions.</text:p>
          </table:table-cell>
          <table:table-cell table:style-name="ce11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ce14" office:value-type="string">
            <text:p>Have Masaai jump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2"/>
          <table:table-cell table:style-name="ce7" office:value-type="string">
            <text:p>New accumulative points over time with stats page that shows how well you play. <text:s/>Ability to test different success rate % for unlocking modes.</text:p>
          </table:table-cell>
          <table:table-cell table:style-name="ce4" office:value-type="string">
            <text:p>Have an icon next to each level button(no art yet), that will be invisible until level is beaten, then it will become a gold medal icon. </text:p>
          </table:table-cell>
          <table:table-cell table:style-name="ce7" office:value-type="string">
            <text:p>Create a lion for info page. <text:s/></text:p>
          </table:table-cell>
          <table:table-cell table:style-name="ce7" office:value-type="string">
            <text:p>David Fungus Tutorial recording in multiple files, one for each chat bubble sequence. </text:p>
          </table:table-cell>
          <table:table-cell table:style-name="ce11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ce14" office:value-type="string">
            <text:p>Add setting for enabling an in game timer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4" office:value-type="string">
            <text:p>Artist request for an option to choose folder where screenshots are saved to.</text:p>
          </table:table-cell>
          <table:table-cell table:style-name="ce7" office:value-type="string">
            <text:p>Add a drawing for omnivore, carnivore, and herbivore.</text:p>
          </table:table-cell>
          <table:table-cell table:style-name="Default"/>
          <table:table-cell table:style-name="ce11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4" office:value-type="string">
            <text:p>Set hyena gets hit by fruit only if player wins and the hyena stays down.</text:p>
          </table:table-cell>
          <table:table-cell table:style-name="ce7" office:value-type="string">
            <text:p>Add a drawing for a sound <text:s/>icon.</text:p>
          </table:table-cell>
          <table:table-cell table:style-name="Default" table:number-columns-repeated="2"/>
          <table:table-cell table:style-name="ce5" office:value-type="string">
            <text:p>At the beginning of a round(After"GO") any cards that have a lioness, shake for a second and play a lioness growl sound(Lucian needs to make one). 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12" office:value-type="string">
            <text:p>Set the default volume to be based on testers feedback. </text:p>
          </table:table-cell>
          <table:table-cell table:style-name="ce7" office:value-type="string">
            <text:p>Update info fact classifications for each antelope.</text:p>
          </table:table-cell>
          <table:table-cell table:style-name="Default" table:number-columns-repeated="2"/>
          <table:table-cell table:style-name="ce5" office:value-type="string">
            <text:p>Have antelopes run direction away from the lioness cards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13" office:value-type="string">
            <text:p>Set up Github for a home and school version of Antelope Up.</text:p>
          </table:table-cell>
          <table:table-cell table:style-name="ce7" office:value-type="string">
            <text:p>Create a hyena for info page. <text:s/></text:p>
          </table:table-cell>
          <table:table-cell table:style-name="Default" table:number-columns-repeated="2"/>
          <table:table-cell table:style-name="ce14" office:value-type="string">
            <text:p>Bug where antelope runs from back of card, difficult to reproduce...(While lioness is out in either medium or hard)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13" office:value-type="string">
            <text:p>Have a setting to turn on color blind mode.</text:p>
          </table:table-cell>
          <table:table-cell table:style-name="ce7" office:value-type="string">
            <text:p>Male lion or lion cub along with lioness in game. <text:s/></text:p>
          </table:table-cell>
          <table:table-cell table:style-name="Default" table:number-columns-repeated="2"/>
          <table:table-cell table:style-name="ce14" office:value-type="string">
            <text:p>Fix brightness of return icon at night. <text:s/>Tried doing it in Unity, but tint affects all times of day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7" office:value-type="string">
            <text:p>Settings option just for the teachers. <text:s/>They can set a password to have control over the settings. <text:s/>Able to set the difficulty.</text:p>
          </table:table-cell>
          <table:table-cell table:style-name="Default" table:number-columns-repeated="3"/>
          <table:table-cell table:style-name="ce14" office:value-type="string">
            <text:p>Sometimes the info page stops speaking the names of antelope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7" office:value-type="string">
            <text:p>Match mode for the female and males.</text:p>
          </table:table-cell>
          <table:table-cell table:style-name="Default" table:number-columns-repeated="3"/>
          <table:table-cell table:style-name="ce14" office:value-type="string">
            <text:p>New antelope texture for Okapi antelope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5" office:value-type="string">
            <text:p>Add antelope tail swing sideways animation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14" office:value-type="string">
            <text:p>Text "Click a region to begin" for pc build and <text:s/>"Tap a region to begin" for mobile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14" office:value-type="string">
            <text:p>Reading Comprehension test for the end of a round some text comes up that student has to read and answer the question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14" office:value-type="string">
            <text:p>MineSweeper Slash card and animation for lion card.</text:p>
          </table:table-cell>
          <table:table-cell table:number-columns-repeated="1016"/>
        </table:table-row>
        <table:table-row table:style-name="ro2" table:number-rows-repeated="29">
          <table:table-cell table:style-name="Default" table:number-columns-repeated="7"/>
          <table:table-cell table:number-columns-repeated="1017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5/02/2019</text:date>, <text:time>16:0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22H57M12S</meta:editing-duration>
    <meta:editing-cycles>193</meta:editing-cycles>
    <meta:generator>OpenOffice/4.1.6$Win32 OpenOffice.org_project/416m1$Build-9790</meta:generator>
    <dc:date>2019-05-02T16:07:06.80</dc:date>
    <meta:document-statistic meta:table-count="3" meta:cell-count="89" meta:object-count="0"/>
    <meta:user-defined meta:name="Info 1"/>
    <meta:user-defined meta:name="Info 2"/>
    <meta:user-defined meta:name="Info 3"/>
    <meta:user-defined meta:name="Info 4"/>
    <meta:user-defined meta:name="Originator" meta:value-type="string">Microsoft Word 15</meta:user-defined>
    <meta:user-defined meta:name="ProgId" meta:value-type="string">Word.Document</meta:user-defined>
  </office:meta>
</office:document-meta>
</file>